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office:automatic-styles>
  <office:body>
    <office:text text:use-soft-page-breaks="true">
      <text:p text:style-name="P1">Participant Consent</text:p>
      <text:p text:style-name="Normal">We are asking participants to trial the applications we have created and provide feedback on their use. To download the application<text:s/>to your phone<text:s/>visit [Android link] if you own an Android device, or [Apple link] if you own an Apple device. <text:s/></text:p>
      <text:p text:style-name="Normal">By signing this consent form you agree that you allow us to collect data on your usage of the application that we have created.<text:s/>However, you can change your mind at any time regarding participating in this study.</text:p>
      <text:p text:style-name="Normal">Data will be stored in compliance with the Data Protection Act, for more specific information see<text:s/>the Participant Information Leaflet.<text:s/></text:p>
      <text:list text:style-name="LFO1" text:continue-numbering="true">
        <text:list-item>
          <text:p text:style-name="P2">All data stored will be anonymised and secure</text:p>
        </text:list-item>
        <text:list-item>
          <text:p text:style-name="P3">No data of medical nature will be collected for research purposes during the study</text:p>
        </text:list-item>
        <text:list-item>
          <text:p text:style-name="P4">The only data collected from your usage of the application will be how often certain features are used, this gives us a gauge of how useful they are</text:p>
        </text:list-item>
        <text:list-item>
          <text:p text:style-name="P5">Any feedback from all participants will be anonymised</text:p>
        </text:list-item>
      </text:list>
      <text:p text:style-name="Normal"/>
      <text:p text:style-name="Normal">Signed………………………………………………………………………………..<text:s/><text:tab/><text:tab/>Date………………………………</text:p>
      <text:p text:style-name="Title"/>
      <text:p text:style-name="Title"/>
      <text:p text:style-name="Title">Participant Consent</text:p>
      <text:p text:style-name="Normal">We are asking participants to trial the applications we have created and provide feedback on their use. To download the application to your phone visit [Android link] if you own an Android device, or [Apple link] if you own an Apple device. <text:s/></text:p>
      <text:p text:style-name="Normal">By signing this consent form you agree that you allow us to collect data on your usage of the application that we have created. However, you can change your mind at any time regarding participating in this study.</text:p>
      <text:p text:style-name="Normal">Data will be stored in compliance with the Data Protection Act, for more specific information see the Participant Information Leaflet.<text:s/></text:p>
      <text:list text:style-name="LFO1" text:continue-numbering="true">
        <text:list-item>
          <text:p text:style-name="P6">All data stored will be anonymised and secure</text:p>
        </text:list-item>
        <text:list-item>
          <text:p text:style-name="P7">No data of medical nature will be collected for research purposes during the study</text:p>
        </text:list-item>
        <text:list-item>
          <text:p text:style-name="P8">The only data collected from your usage of the application will be how often certain features are used, this gives us a gauge of how useful they are</text:p>
        </text:list-item>
        <text:list-item>
          <text:p text:style-name="P9">Any feedback from all participants will be anonymised</text:p>
        </text:list-item>
      </text:list>
      <text:p text:style-name="Normal"/>
      <text:p text:style-name="Normal">Signed………………………………………………………………………………..<text:s/><text:tab/><text:tab/>Dat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 Allison</meta:initial-creator>
    <dc:creator>Sam Allison</dc:creator>
    <meta:creation-date>2015-12-11T09:52:00Z</meta:creation-date>
    <dc:date>2015-12-11T10:16:00Z</dc:date>
    <meta:template xlink:href="Normal" xlink:type="simple"/>
    <meta:editing-cycles>4</meta:editing-cycles>
    <meta:editing-duration>PT1260S</meta:editing-duration>
    <meta:document-statistic meta:page-count="1" meta:paragraph-count="4" meta:word-count="299" meta:character-count="2005" meta:row-count="14" meta:non-whitespace-character-count="1710"/>
  </office:meta>
</office:document-meta>
</file>